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среднее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/n</text:p>
          </table:table-cell>
          <table:table-cell office:value-type="string" calcext:value-type="string">
            <text:p>sqrt(sum/n)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.52" calcext:value-type="float">
            <text:p>1,52</text:p>
          </table:table-cell>
          <table:table-cell office:value-type="float" office:value="1.538" calcext:value-type="float">
            <text:p>1,538</text:p>
          </table:table-cell>
          <table:table-cell office:value-type="float" office:value="1.788" calcext:value-type="float">
            <text:p>1,788</text:p>
          </table:table-cell>
          <table:table-cell office:value-type="float" office:value="1.52" calcext:value-type="float">
            <text:p>1,52</text:p>
          </table:table-cell>
          <table:table-cell office:value-type="float" office:value="1.506" calcext:value-type="float">
            <text:p>1,506</text:p>
          </table:table-cell>
          <table:table-cell table:formula="of:=AVERAGE([.B2:.F2])" office:value-type="float" office:value="1.5744" calcext:value-type="float">
            <text:p>1,5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.236" calcext:value-type="float">
            <text:p>1,236</text:p>
          </table:table-cell>
          <table:table-cell office:value-type="float" office:value="1.482" calcext:value-type="float">
            <text:p>1,482</text:p>
          </table:table-cell>
          <table:table-cell office:value-type="float" office:value="1.214" calcext:value-type="float">
            <text:p>1,214</text:p>
          </table:table-cell>
          <table:table-cell office:value-type="float" office:value="1.182" calcext:value-type="float">
            <text:p>1,182</text:p>
          </table:table-cell>
          <table:table-cell office:value-type="float" office:value="1.224" calcext:value-type="float">
            <text:p>1,224</text:p>
          </table:table-cell>
          <table:table-cell table:formula="of:=AVERAGE([.B3:.F3])" office:value-type="float" office:value="1.2676" calcext:value-type="float">
            <text:p>1,2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в отклонение</text:p>
          </table:table-cell>
          <table:table-cell table:formula="of:=([.B2]-[.$G2])*([.B2]-[.$G2])" office:value-type="float" office:value="0.00295936" calcext:value-type="float">
            <text:p>0,00295936</text:p>
          </table:table-cell>
          <table:table-cell table:formula="of:=([.C2]-[.$G2])*([.C2]-[.$G2])" office:value-type="float" office:value="0.00132496" calcext:value-type="float">
            <text:p>0,00132496</text:p>
          </table:table-cell>
          <table:table-cell table:formula="of:=([.D2]-[.$G2])*([.D2]-[.$G2])" office:value-type="float" office:value="0.04562496" calcext:value-type="float">
            <text:p>0,04562496</text:p>
          </table:table-cell>
          <table:table-cell table:formula="of:=([.E2]-[.$G2])*([.E2]-[.$G2])" office:value-type="float" office:value="0.00295936" calcext:value-type="float">
            <text:p>0,00295936</text:p>
          </table:table-cell>
          <table:table-cell table:formula="of:=([.F2]-[.$G2])*([.F2]-[.$G2])" office:value-type="float" office:value="0.00467856" calcext:value-type="float">
            <text:p>0,00467856</text:p>
          </table:table-cell>
          <table:table-cell/>
          <table:table-cell table:formula="of:=SUM([.B4:.F4])" office:value-type="float" office:value="0.0575472" calcext:value-type="float">
            <text:p>0,0575472</text:p>
          </table:table-cell>
          <table:table-cell table:formula="of:=[.H4]/5" office:value-type="float" office:value="0.01150944" calcext:value-type="float">
            <text:p>0,01150944</text:p>
          </table:table-cell>
          <table:table-cell table:formula="of:=SQRT([.I4])" office:value-type="float" office:value="0.107282058145806" calcext:value-type="float">
            <text:p>0,107282058145806</text:p>
          </table:table-cell>
          <table:table-cell table:formula="of:=2*[.J4]" office:value-type="float" office:value="0.214564116291611" calcext:value-type="float">
            <text:p>0,214564116291611</text:p>
          </table:table-cell>
        </table:table-row>
        <table:table-row table:style-name="ro1">
          <table:table-cell/>
          <table:table-cell table:formula="of:=([.B3]-[.$G3])*([.B3]-[.$G3])" office:value-type="float" office:value="0.000998559999999991" calcext:value-type="float">
            <text:p>0,00099856</text:p>
          </table:table-cell>
          <table:table-cell table:formula="of:=([.C3]-[.$G3])*([.C3]-[.$G3])" office:value-type="float" office:value="0.0459673600000001" calcext:value-type="float">
            <text:p>0,04596736</text:p>
          </table:table-cell>
          <table:table-cell table:formula="of:=([.D3]-[.$G3])*([.D3]-[.$G3])" office:value-type="float" office:value="0.00287295999999999" calcext:value-type="float">
            <text:p>0,00287296</text:p>
          </table:table-cell>
          <table:table-cell table:formula="of:=([.E3]-[.$G3])*([.E3]-[.$G3])" office:value-type="float" office:value="0.00732735999999998" calcext:value-type="float">
            <text:p>0,00732736</text:p>
          </table:table-cell>
          <table:table-cell table:formula="of:=([.F3]-[.$G3])*([.F3]-[.$G3])" office:value-type="float" office:value="0.00190095999999999" calcext:value-type="float">
            <text:p>0,00190096</text:p>
          </table:table-cell>
          <table:table-cell/>
          <table:table-cell table:formula="of:=SUM([.B5:.F5])" office:value-type="float" office:value="0.0590672" calcext:value-type="float">
            <text:p>0,0590672</text:p>
          </table:table-cell>
          <table:table-cell table:formula="of:=[.H5]/5" office:value-type="float" office:value="0.01181344" calcext:value-type="float">
            <text:p>0,01181344</text:p>
          </table:table-cell>
          <table:table-cell table:formula="of:=SQRT([.I5])" office:value-type="float" office:value="0.108689649921232" calcext:value-type="float">
            <text:p>0,108689649921232</text:p>
          </table:table-cell>
          <table:table-cell table:formula="of:=2*[.J5]" office:value-type="float" office:value="0.217379299842464" calcext:value-type="float">
            <text:p>0,217379299842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19:33.993675840</meta:creation-date>
    <dc:date>2019-10-06T21:40:32.978145324</dc:date>
    <meta:editing-duration>PT10M48S</meta:editing-duration>
    <meta:editing-cycles>1</meta:editing-cycles>
    <meta:document-statistic meta:table-count="1" meta:cell-count="37" meta:object-count="0"/>
    <meta:generator>LibreOffice/6.2.7.1$Linux_X86_64 LibreOffice_project/20$Build-1</meta:generator>
  </office:meta>
</office:document-meta>
</file>